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Accent_20_3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Accent_20_3">
      <style:table-cell-properties fo:border-bottom="2.24pt solid #000000" style:text-align-source="fix" style:repeat-content="false" fo:border-left="2.24pt solid #000000" fo:border-right="0.74pt solid #000000" fo:border-top="2.24pt solid #000000"/>
      <style:paragraph-properties fo:text-align="center" fo:margin-left="0in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36">
      <style:table-cell-properties fo:border-bottom="0.74pt solid #000000" style:diagonal-bl-tr="none" style:diagonal-tl-br="none" style:text-align-source="fix" style:repeat-content="false" fo:background-color="transparent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order-bottom="2.24pt solid #000000" fo:border-left="2.24pt solid #000000" fo:border-right="0.74pt solid #000000" fo:border-top="2.24pt solid #000000"/>
      <style:text-properties fo:font-weight="bold" style:font-weight-asian="bold" style:font-weight-complex="bold"/>
    </style:style>
    <style:style style:name="ce10" style:family="table-cell" style:parent-style-name="Accent_20_3">
      <style:table-cell-properties fo:border-bottom="2.2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11" style:family="table-cell" style:parent-style-name="Default" style:data-style-name="N16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64">
      <style:table-cell-properties fo:border-bottom="2.24pt solid #000000" fo:border-left="0.74pt solid #000000" fo:border-right="0.74pt solid #000000" fo:border-top="2.24pt solid #000000"/>
      <style:text-properties fo:font-weight="bold" style:font-weight-asian="bold" style:font-weight-complex="bold"/>
    </style:style>
    <style:style style:name="ce13" style:family="table-cell" style:parent-style-name="Accent_20_3">
      <style:table-cell-properties fo:border-bottom="2.24pt solid #000000" style:text-align-source="fix" style:repeat-content="false" fo:border-left="0.74pt solid #000000" fo:border-right="2.24pt solid #000000" fo:border-top="2.24pt solid #000000"/>
      <style:paragraph-properties fo:text-align="center" fo:margin-left="0in"/>
    </style:style>
    <style:style style:name="ce14" style:family="table-cell" style:parent-style-name="Default" style:data-style-name="N16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2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64">
      <style:table-cell-properties fo:border-bottom="2.24pt solid #000000" fo:border-left="0.74pt solid #000000" fo:border-right="2.24pt solid #000000" fo:border-top="2.2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2" table:default-cell-style-name="ce11"/>
        <table:table-column table:style-name="co3" table:default-cell-style-name="ce14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David Žejdlík </text:p>
          </table:table-cell>
          <table:covered-table-cell table:number-columns-repeated="3" table:style-name="Default"/>
          <table:covered-table-cell table:number-columns-repeated="11"/>
        </table:table-row>
        <table:table-row table:style-name="ro1">
          <table:table-cell table:style-name="Default" table:number-columns-repeated="4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15" table:number-rows-spanned="1">
            <text:p>Věková struktura obyvatelstva zadaného kraje v daném roce</text:p>
          </table:table-cell>
          <table:covered-table-cell table:number-columns-repeated="3" table:style-name="Default"/>
          <table:covered-table-cell table:number-columns-repeated="11"/>
        </table:table-row>
        <table:table-row table:style-name="ro1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3" office:value-type="string" calcext:value-type="string">
            <text:p>Kraj</text:p>
          </table:table-cell>
          <table:table-cell table:style-name="Accent_20_3" office:value-type="string" calcext:value-type="string" table:number-columns-spanned="4" table:number-rows-spanned="1">
            <text:p>Hlavní město Praha</text:p>
          </table:table-cell>
          <table:covered-table-cell table:number-columns-repeated="3" table:style-name="Accent_20_3"/>
          <table:table-cell table:style-name="Accent_20_3" table:number-columns-repeated="7"/>
          <table:table-cell table:style-name="ce3" office:value-type="string" calcext:value-type="string" table:number-columns-spanned="2" table:number-rows-spanned="1">
            <text:p>Údaje k datu</text:p>
          </table:table-cell>
          <table:covered-table-cell table:style-name="Accent_20_3"/>
          <table:table-cell table:style-name="Accent_20_3" office:value-type="string" calcext:value-type="string">
            <text:p>31.12.2019</text:p>
          </table:table-cell>
        </table:table-row>
        <table:table-row table:style-name="ro1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Věková skupina</text:p>
          </table:table-cell>
          <table:table-cell table:style-name="ce10" office:value-type="string" calcext:value-type="string">
            <text:p>Muži</text:p>
          </table:table-cell>
          <table:table-cell table:style-name="ce10" office:value-type="string" calcext:value-type="string">
            <text:p>Ženy</text:p>
          </table:table-cell>
          <table:table-cell table:style-name="ce13" office:value-type="string" calcext:value-type="string">
            <text:p>Stav obyvatel</text:p>
          </table:table-cell>
          <table:table-cell office:value-type="string" calcext:value-type="string">
            <text:p>Muži negativně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<text:s/>0</text:p>
          </table:table-cell>
          <table:table-cell office:value-type="float" office:value="7570" calcext:value-type="float">
            <text:p><text:s/>7 570</text:p>
          </table:table-cell>
          <table:table-cell office:value-type="float" office:value="7264" calcext:value-type="float">
            <text:p><text:s/>7 264</text:p>
          </table:table-cell>
          <table:table-cell table:formula="of:=([.B8]+[.C8])" office:value-type="float" office:value="14834" calcext:value-type="float">
            <text:p><text:s/>14 834</text:p>
          </table:table-cell>
          <table:table-cell table:formula="of:=-([.B8])" office:value-type="float" office:value="-7570" calcext:value-type="float">
            <text:p>-7570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<text:s text:c="2"/>1-4</text:p>
          </table:table-cell>
          <table:table-cell office:value-type="float" office:value="30995" calcext:value-type="float">
            <text:p><text:s/>30 995</text:p>
          </table:table-cell>
          <table:table-cell office:value-type="float" office:value="29247" calcext:value-type="float">
            <text:p><text:s/>29 247</text:p>
          </table:table-cell>
          <table:table-cell table:formula="of:=([.B9]+[.C9])" office:value-type="float" office:value="60242" calcext:value-type="float">
            <text:p><text:s/>60 242</text:p>
          </table:table-cell>
          <table:table-cell table:formula="of:=-([.B9])" office:value-type="float" office:value="-30995" calcext:value-type="float">
            <text:p>-30995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<text:s text:c="2"/>5-9</text:p>
          </table:table-cell>
          <table:table-cell office:value-type="float" office:value="36313" calcext:value-type="float">
            <text:p><text:s/>36 313</text:p>
          </table:table-cell>
          <table:table-cell office:value-type="float" office:value="34696" calcext:value-type="float">
            <text:p><text:s/>34 696</text:p>
          </table:table-cell>
          <table:table-cell table:formula="of:=([.B10]+[.C10])" office:value-type="float" office:value="71009" calcext:value-type="float">
            <text:p><text:s/>71 009</text:p>
          </table:table-cell>
          <table:table-cell table:formula="of:=-([.B10])" office:value-type="float" office:value="-36313" calcext:value-type="float">
            <text:p>-36313</text:p>
          </table:table-cell>
          <table:table-cell table:number-columns-repeated="10"/>
        </table:table-row>
        <table:table-row table:style-name="ro1">
          <table:table-cell table:style-name="ce7" office:value-type="string" calcext:value-type="string">
            <text:p>10-14</text:p>
          </table:table-cell>
          <table:table-cell office:value-type="float" office:value="33180" calcext:value-type="float">
            <text:p><text:s/>33 180</text:p>
          </table:table-cell>
          <table:table-cell office:value-type="float" office:value="31582" calcext:value-type="float">
            <text:p><text:s/>31 582</text:p>
          </table:table-cell>
          <table:table-cell table:formula="of:=([.B11]+[.C11])" office:value-type="float" office:value="64762" calcext:value-type="float">
            <text:p><text:s/>64 762</text:p>
          </table:table-cell>
          <table:table-cell table:formula="of:=-([.B11])" office:value-type="float" office:value="-33180" calcext:value-type="float">
            <text:p>-33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25685" calcext:value-type="float">
            <text:p><text:s/>25 685</text:p>
          </table:table-cell>
          <table:table-cell office:value-type="float" office:value="24400" calcext:value-type="float">
            <text:p><text:s/>24 400</text:p>
          </table:table-cell>
          <table:table-cell table:formula="of:=([.B12]+[.C12])" office:value-type="float" office:value="50085" calcext:value-type="float">
            <text:p><text:s/>50 085</text:p>
          </table:table-cell>
          <table:table-cell table:formula="of:=-([.B12])" office:value-type="float" office:value="-25685" calcext:value-type="float">
            <text:p>-256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27585" calcext:value-type="float">
            <text:p><text:s/>27 585</text:p>
          </table:table-cell>
          <table:table-cell office:value-type="float" office:value="27132" calcext:value-type="float">
            <text:p><text:s/>27 132</text:p>
          </table:table-cell>
          <table:table-cell table:formula="of:=([.B13]+[.C13])" office:value-type="float" office:value="54717" calcext:value-type="float">
            <text:p><text:s/>54 717</text:p>
          </table:table-cell>
          <table:table-cell table:formula="of:=-([.B13])" office:value-type="float" office:value="-27585" calcext:value-type="float">
            <text:p>-27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41480" calcext:value-type="float">
            <text:p><text:s/>41 480</text:p>
          </table:table-cell>
          <table:table-cell office:value-type="float" office:value="41219" calcext:value-type="float">
            <text:p><text:s/>41 219</text:p>
          </table:table-cell>
          <table:table-cell table:formula="of:=([.B14]+[.C14])" office:value-type="float" office:value="82699" calcext:value-type="float">
            <text:p><text:s/>82 699</text:p>
          </table:table-cell>
          <table:table-cell table:formula="of:=-([.B14])" office:value-type="float" office:value="-41480" calcext:value-type="float">
            <text:p>-414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54789" calcext:value-type="float">
            <text:p><text:s/>54 789</text:p>
          </table:table-cell>
          <table:table-cell office:value-type="float" office:value="53856" calcext:value-type="float">
            <text:p><text:s/>53 856</text:p>
          </table:table-cell>
          <table:table-cell table:formula="of:=([.B15]+[.C15])" office:value-type="float" office:value="108645" calcext:value-type="float">
            <text:p><text:s/>108 645</text:p>
          </table:table-cell>
          <table:table-cell table:formula="of:=-([.B15])" office:value-type="float" office:value="-54789" calcext:value-type="float">
            <text:p>-547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58333" calcext:value-type="float">
            <text:p><text:s/>58 333</text:p>
          </table:table-cell>
          <table:table-cell office:value-type="float" office:value="55918" calcext:value-type="float">
            <text:p><text:s/>55 918</text:p>
          </table:table-cell>
          <table:table-cell table:formula="of:=([.B16]+[.C16])" office:value-type="float" office:value="114251" calcext:value-type="float">
            <text:p><text:s/>114 251</text:p>
          </table:table-cell>
          <table:table-cell table:formula="of:=-([.B16])" office:value-type="float" office:value="-58333" calcext:value-type="float">
            <text:p>-58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64825" calcext:value-type="float">
            <text:p><text:s/>64 825</text:p>
          </table:table-cell>
          <table:table-cell office:value-type="float" office:value="61297" calcext:value-type="float">
            <text:p><text:s/>61 297</text:p>
          </table:table-cell>
          <table:table-cell table:formula="of:=([.B17]+[.C17])" office:value-type="float" office:value="126122" calcext:value-type="float">
            <text:p><text:s/>126 122</text:p>
          </table:table-cell>
          <table:table-cell table:formula="of:=-([.B17])" office:value-type="float" office:value="-64825" calcext:value-type="float">
            <text:p>-64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52850" calcext:value-type="float">
            <text:p><text:s/>52 850</text:p>
          </table:table-cell>
          <table:table-cell office:value-type="float" office:value="49464" calcext:value-type="float">
            <text:p><text:s/>49 464</text:p>
          </table:table-cell>
          <table:table-cell table:formula="of:=([.B18]+[.C18])" office:value-type="float" office:value="102314" calcext:value-type="float">
            <text:p><text:s/>102 314</text:p>
          </table:table-cell>
          <table:table-cell table:formula="of:=-([.B18])" office:value-type="float" office:value="-52850" calcext:value-type="float">
            <text:p>-528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40362" calcext:value-type="float">
            <text:p><text:s/>40 362</text:p>
          </table:table-cell>
          <table:table-cell office:value-type="float" office:value="39570" calcext:value-type="float">
            <text:p><text:s/>39 570</text:p>
          </table:table-cell>
          <table:table-cell table:formula="of:=([.B19]+[.C19])" office:value-type="float" office:value="79932" calcext:value-type="float">
            <text:p><text:s/>79 932</text:p>
          </table:table-cell>
          <table:table-cell table:formula="of:=-([.B19])" office:value-type="float" office:value="-40362" calcext:value-type="float">
            <text:p>-40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36583" calcext:value-type="float">
            <text:p><text:s/>36 583</text:p>
          </table:table-cell>
          <table:table-cell office:value-type="float" office:value="37758" calcext:value-type="float">
            <text:p><text:s/>37 758</text:p>
          </table:table-cell>
          <table:table-cell table:formula="of:=([.B20]+[.C20])" office:value-type="float" office:value="74341" calcext:value-type="float">
            <text:p><text:s/>74 341</text:p>
          </table:table-cell>
          <table:table-cell table:formula="of:=-([.B20])" office:value-type="float" office:value="-36583" calcext:value-type="float">
            <text:p>-365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32587" calcext:value-type="float">
            <text:p><text:s/>32 587</text:p>
          </table:table-cell>
          <table:table-cell office:value-type="float" office:value="36571" calcext:value-type="float">
            <text:p><text:s/>36 571</text:p>
          </table:table-cell>
          <table:table-cell table:formula="of:=([.B21]+[.C21])" office:value-type="float" office:value="69158" calcext:value-type="float">
            <text:p><text:s/>69 158</text:p>
          </table:table-cell>
          <table:table-cell table:formula="of:=-([.B21])" office:value-type="float" office:value="-32587" calcext:value-type="float">
            <text:p>-325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33744" calcext:value-type="float">
            <text:p><text:s/>33 744</text:p>
          </table:table-cell>
          <table:table-cell office:value-type="float" office:value="41189" calcext:value-type="float">
            <text:p><text:s/>41 189</text:p>
          </table:table-cell>
          <table:table-cell table:formula="of:=([.B22]+[.C22])" office:value-type="float" office:value="74933" calcext:value-type="float">
            <text:p><text:s/>74 933</text:p>
          </table:table-cell>
          <table:table-cell table:formula="of:=-([.B22])" office:value-type="float" office:value="-33744" calcext:value-type="float">
            <text:p>-33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30400" calcext:value-type="float">
            <text:p><text:s/>30 400</text:p>
          </table:table-cell>
          <table:table-cell office:value-type="float" office:value="40673" calcext:value-type="float">
            <text:p><text:s/>40 673</text:p>
          </table:table-cell>
          <table:table-cell table:formula="of:=([.B23]+[.C23])" office:value-type="float" office:value="71073" calcext:value-type="float">
            <text:p><text:s/>71 073</text:p>
          </table:table-cell>
          <table:table-cell table:formula="of:=-([.B23])" office:value-type="float" office:value="-30400" calcext:value-type="float">
            <text:p>-30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20729" calcext:value-type="float">
            <text:p><text:s/>20 729</text:p>
          </table:table-cell>
          <table:table-cell office:value-type="float" office:value="29490" calcext:value-type="float">
            <text:p><text:s/>29 490</text:p>
          </table:table-cell>
          <table:table-cell table:formula="of:=([.B24]+[.C24])" office:value-type="float" office:value="50219" calcext:value-type="float">
            <text:p><text:s/>50 219</text:p>
          </table:table-cell>
          <table:table-cell table:formula="of:=-([.B24])" office:value-type="float" office:value="-20729" calcext:value-type="float">
            <text:p>-20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0-84</text:p>
          </table:table-cell>
          <table:table-cell office:value-type="float" office:value="10216" calcext:value-type="float">
            <text:p><text:s/>10 216</text:p>
          </table:table-cell>
          <table:table-cell office:value-type="float" office:value="16689" calcext:value-type="float">
            <text:p><text:s/>16 689</text:p>
          </table:table-cell>
          <table:table-cell table:formula="of:=([.B25]+[.C25])" office:value-type="float" office:value="26905" calcext:value-type="float">
            <text:p><text:s/>26 905</text:p>
          </table:table-cell>
          <table:table-cell table:formula="of:=-([.B25])" office:value-type="float" office:value="-10216" calcext:value-type="float">
            <text:p>-102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5-89</text:p>
          </table:table-cell>
          <table:table-cell office:value-type="float" office:value="6289" calcext:value-type="float">
            <text:p><text:s/>6 289</text:p>
          </table:table-cell>
          <table:table-cell office:value-type="float" office:value="12185" calcext:value-type="float">
            <text:p><text:s/>12 185</text:p>
          </table:table-cell>
          <table:table-cell table:formula="of:=([.B26]+[.C26])" office:value-type="float" office:value="18474" calcext:value-type="float">
            <text:p><text:s/>18 474</text:p>
          </table:table-cell>
          <table:table-cell table:formula="of:=-([.B26])" office:value-type="float" office:value="-6289" calcext:value-type="float">
            <text:p>-62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-94</text:p>
          </table:table-cell>
          <table:table-cell office:value-type="float" office:value="2341" calcext:value-type="float">
            <text:p><text:s/>2 341</text:p>
          </table:table-cell>
          <table:table-cell office:value-type="float" office:value="5406" calcext:value-type="float">
            <text:p><text:s/>5 406</text:p>
          </table:table-cell>
          <table:table-cell table:formula="of:=([.B27]+[.C27])" office:value-type="float" office:value="7747" calcext:value-type="float">
            <text:p><text:s/>7 747</text:p>
          </table:table-cell>
          <table:table-cell table:formula="of:=-([.B27])" office:value-type="float" office:value="-2341" calcext:value-type="float">
            <text:p>-2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95+</text:p>
          </table:table-cell>
          <table:table-cell office:value-type="float" office:value="430" calcext:value-type="float">
            <text:p><text:s text:c="2"/>430</text:p>
          </table:table-cell>
          <table:table-cell office:value-type="float" office:value="1385" calcext:value-type="float">
            <text:p><text:s/>1 385</text:p>
          </table:table-cell>
          <table:table-cell table:formula="of:=([.B28]+[.C28])" office:value-type="float" office:value="1815" calcext:value-type="float">
            <text:p><text:s/>1 815</text:p>
          </table:table-cell>
          <table:table-cell table:formula="of:=-([.B28])" office:value-type="float" office:value="-430" calcext:value-type="float">
            <text:p>-430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Celkem</text:p>
          </table:table-cell>
          <table:table-cell table:style-name="ce12" table:formula="of:=SUM([.B8:.B28])" office:value-type="float" office:value="647286" calcext:value-type="float">
            <text:p><text:s/>647 286</text:p>
          </table:table-cell>
          <table:table-cell table:style-name="ce12" table:formula="of:=SUM([.C8:.C28])" office:value-type="float" office:value="676991" calcext:value-type="float">
            <text:p><text:s/>676 991</text:p>
          </table:table-cell>
          <table:table-cell table:style-name="ce15" table:formula="of:=SUM([.D8:.D28])" office:value-type="float" office:value="1324277" calcext:value-type="float">
            <text:p>1 324 27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K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Kč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Kč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1" number:min-decimal-places="1" number:min-integer-digits="1"/>
      <number:text> </number:text>
    </number:number-style>
    <number:number-style style:name="N153">
      <number:text>-</number:text>
      <number:number number:decimal-places="1" number:min-decimal-places="1" number:min-integer-digits="1"/>
      <number:text> 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1" number:min-decimal-places="1" number:min-integer-digits="1" number:grouping="true"/>
      <number:text> </number:text>
    </number:number-style>
    <number:number-style style:name="N15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3" number:min-decimal-places="3" number:min-integer-digits="1" number:grouping="true"/>
      <number:text> </number:text>
    </number:number-style>
    <number:number-style style:name="N156">
      <number:text>-</number:text>
      <number:number number:decimal-places="3" number:min-decimal-places="3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3" number:min-decimal-places="3" number:min-integer-digits="1"/>
      <number:text> </number:text>
    </number:number-style>
    <number:number-style style:name="N157">
      <number:text>-</number:text>
      <number:number number:decimal-places="3" number:min-decimal-places="3" number:min-integer-digits="1"/>
      <number:text>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/>
      <number:text> </number:text>
    </number:number-style>
    <number:number-style style:name="N158">
      <number:text>-</number:text>
      <number:number number:decimal-places="2" number:min-decimal-places="2" number:min-integer-digits="1"/>
      <number:text> </number:text>
      <style:map style:condition="value()&gt;=0" style:apply-style-name="N158P0"/>
    </number:number-style>
    <number:number-style style:name="N159">
      <number:number number:decimal-places="2" number:min-decimal-places="2" number:min-integer-digits="2" number:grouping="true"/>
    </number:number-style>
    <number:number-style style:name="N160">
      <number:number number:decimal-places="1" number:min-decimal-places="1" number:min-integer-digits="0" number:grouping="true"/>
    </number:number-style>
    <number:number-style style:name="N161">
      <number:number number:decimal-places="0" number:min-decimal-places="0" number:min-integer-digits="0" number:grouping="true"/>
    </number:number-style>
    <number:number-style style:name="N162">
      <number:number number:decimal-places="0" number:min-decimal-places="0" number:min-integer-digits="0"/>
    </number:number-style>
    <number:number-style style:name="N163" number:title="User-defined">
      <number:number number:decimal-places="0" number:min-decimal-places="0" number:min-integer-digits="0">
        <number:embedded-text number:position="3"> </number:embedded-text>
      </number:number>
    </number:number-style>
    <number:number-style style:name="N164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5P0"/>
    </number:currency-style>
    <number:number-style style:name="N166">
      <number:fraction number:min-integer-digits="0" number:min-numerator-digits="2" loext:max-numerator-digits="2" number:denominator-value="1"/>
    </number:number-style>
    <number:number-style style:name="N167">
      <number:number number:decimal-places="0" number:min-decimal-places="0" number:min-integer-digits="0">
        <number:embedded-text number:position="3"> </number:embedded-text>
      </number:number>
      <number:text>K</number:text>
    </number:number-style>
    <number:date-style style:name="N168">
      <number:month/>
    </number:date-style>
    <number:number-style style:name="N169">
      <number:number number:decimal-places="0" number:min-decimal-places="0" number:min-integer-digits="1" number:grouping="true" number:display-factor="1000000"/>
      <number:text>K</number:text>
    </number:number-style>
    <number:number-style style:name="N170">
      <number:number number:decimal-places="0" number:min-decimal-places="0" number:min-integer-digits="0" number:grouping="true" number:display-factor="1000000"/>
      <number:text>K</number:text>
    </number:number-style>
    <number:number-style style:name="N171">
      <number:number number:decimal-places="0" number:min-decimal-places="0" number:min-integer-digits="0" number:display-factor="1000"/>
      <number:text>K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4:19:24.986251994</meta:creation-date>
    <dc:date>2024-05-13T15:38:34.803300260</dc:date>
    <meta:editing-duration>PT1H19M10S</meta:editing-duration>
    <meta:editing-cycles>1</meta:editing-cycles>
    <meta:document-statistic meta:table-count="1" meta:cell-count="120" meta:object-count="0"/>
    <meta:generator>LibreOffice/7.6.6.3$Linux_X86_64 LibreOffice_project/60$Build-3</meta:generator>
  </office:meta>
</office:document-meta>
</file>